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 evolution of the multi-award winning BR2, the MR2 tunes the considerable talents of its forerunner to a new intensity. </text:p>
      <text:p text:style-name="Standard"/>
      <text:p text:style-name="Standard"/>
      <text:p text:style-name="Standard">An evolution of the multi-award winning BR2, the MR2 tunes the considerable talents of its forerunner to a new intensity. Improved crossover and driver designs combine to re-calibrate the capabilities of an acknowledged class champion, bringing greater dynamic expression, mid-range clarity and lower distortion to lovers of music and film sound. Loaded with a 6.5” MMP® II bass driver and 1” C-CAM® tweeter, the MR2’s high quality cabinet mirrors the unobtrusive dimensions of the celebrated BR2, and so is easy to position, even in smaller rooms. Compact in size, but equipped to reproduce sound of immense stature and detail, the MR2 represents a stunning advance from every ang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5S</meta:editing-duration>
    <meta:editing-cycles>3</meta:editing-cycles>
    <meta:generator>OpenOffice/4.1.1$Win32 OpenOffice.org_project/411m6$Build-9775</meta:generator>
    <dc:date>2018-01-29T23:00:01.69</dc:date>
    <meta:document-statistic meta:table-count="0" meta:image-count="0" meta:object-count="0" meta:page-count="1" meta:paragraph-count="2" meta:word-count="128" meta:character-count="806"/>
    <dc:creator>Marti </dc:creator>
    <meta:user-defined meta:name="Info 1"/>
    <meta:user-defined meta:name="Info 2"/>
    <meta:user-defined meta:name="Info 3"/>
    <meta:user-defined meta:name="Info 4"/>
  </office:meta>
</office:document-meta>
</file>